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AndThrowExceptionWith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AndThro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( Spr16318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ExceptionHandlingIntegrationTests.doTest( String url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ArgumentException( IllegalArgumen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ExceptionHandling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ExceptionHandlingIntegrationTests.thrownExceptionWithCauseToHandl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ExceptionHandlingIntegrationTests.errorBeforeFirstItem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ExceptionHandlingIntegrationTests.thrownExcepti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MappingExceptionHandlingIntegrationTests.globalExceptionHandlerWithHandler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ontroller.handleStateException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WithMissingParameter( @ RequestParam String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ExceptionHandlingIntegrationTests.exceptionFromMethodWithProducesCondition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roller.handleTextPl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handle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ExceptionHandlingIntegrationTests.thrownExceptionWithCaus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handleAndThrowExceptionWithCauseTo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err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troller.handleArgumentException(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ExceptionHandlingIntegrationTests.globalExceptionHandlerWithMissingReques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MappingExceptionHandlingIntegrationTests.exceptionAfterSeveralItem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